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VIDocumentImpl.createElement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cumentImpl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cumentImpl.PSVIDocumentImpl( DocumentType 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cu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SVIDocumentImpl.createElementNS( String namespaceURI , String qualifiedName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cumentImpl.PSVIDocu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cumentImpl.createAttribute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cumentImpl.createAttributeNS( String namespaceURI , String qualifiedName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cumentImpl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cumentImpl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cumentImpl.getDom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